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00000006D261B31A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0cm" fo:text-indent="-0.026cm" style:auto-text-indent="false" style:page-number="auto"/>
    </style:style>
    <style:style style:name="P2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1" text:anchor-type="paragraph" svg:x="0.06cm" svg:y="0.071cm" svg:width="9.4cm" svg:height="13.801cm" draw:z-index="0"><draw:text-box><text:p text:style-name="P2"><draw:frame draw:style-name="fr1" draw:name="Cadre3" text:anchor-type="paragraph" svg:x="-0.161cm" svg:y="13.989cm" svg:width="9.4cm" svg:height="13.801cm" draw:z-index="2"><draw:text-box><text:p text:style-name="P2"><draw:frame draw:style-name="fr2" draw:name="images3" text:anchor-type="paragraph" svg:x="8.516cm" svg:y="0.064cm" svg:width="0.499cm" svg:height="0.681cm" draw:z-index="7"><draw:image xlink:href="Pictures/10000000000000500000006D261B31A2.png" xlink:type="simple" xlink:show="embed" xlink:actuate="onLoad"/></draw:frame>Niveau n°3 <text:s text:c="22"/>Exercice n°3</text:p><text:p text:style-name="P2"/><text:p text:style-name="P3">Lors d’un stage de basket, on a mesuré les adolescents. Les tailles sont données en cm. </text:p><text:p text:style-name="P3">On obtient la série suivante:</text:p><text:p text:style-name="P3">165 ; 175 ; 187 ; 165 ; 170 ; 181 ; 174 ; 184 ; 171 ; 166 ; 178 ; 177 ; 176 ; 174 ; 176 </text:p><text:p text:style-name="P3"/><text:p text:style-name="P3">Calculer la taille moyenne dans ce groupe.</text:p></draw:text-box></draw:frame><draw:frame draw:style-name="fr1" draw:name="Cadre4" text:anchor-type="paragraph" svg:x="9.449cm" svg:y="13.959cm" svg:width="9.4cm" svg:height="13.801cm" draw:z-index="3"><draw:text-box><text:p text:style-name="P2"><draw:frame draw:style-name="fr2" draw:name="images4" text:anchor-type="paragraph" svg:x="8.516cm" svg:y="0.064cm" svg:width="0.499cm" svg:height="0.681cm" draw:z-index="8"><draw:image xlink:href="Pictures/10000000000000500000006D261B31A2.png" xlink:type="simple" xlink:show="embed" xlink:actuate="onLoad"/></draw:frame>Niveau n°3 <text:s text:c="22"/>Exercice n°4</text:p><text:p text:style-name="P2"/><text:p text:style-name="P3">Nicolas a planté les 20 conifères de sa haie il y a cinq ans. Ils ont atteint des tailles différentes en fonction de leur emplacement et de l'ensoleillement. Voici ces tailles en mètres:</text:p><text:p text:style-name="P3">3,1 ; 2,9 ; 2,8 ; 3,5 ; 3,0 ; 2,9 ; 2,6 ; 2,5 ; 2,8 ; 3,4 ; 3,6; 3,1 ; 3,0 ; 2,9 ; 2,8 ; 3,2 ; 3,3 ; 3,0 ; 3,1 ; 2,8</text:p><text:p text:style-name="P3"/><text:p text:style-name="P3">Calculer la taille moyenne d'un conifère planté par Nicolas.</text:p></draw:text-box></draw:frame><draw:frame draw:style-name="fr2" draw:name="images1" text:anchor-type="paragraph" svg:x="8.516cm" svg:y="0.064cm" svg:width="0.499cm" svg:height="0.681cm" draw:z-index="5"><draw:image xlink:href="Pictures/10000000000000500000006D261B31A2.png" xlink:type="simple" xlink:show="embed" xlink:actuate="onLoad"/></draw:frame>Niveau n°3 <text:s text:c="22"/>Exercice n°1</text:p><text:p text:style-name="P3"/><text:p text:style-name="P3">Une famille note sa consommation par mois de lait en litres sur une année</text:p><text:p text:style-name="P2">39 ; 26 ; 21 ; 15 ; 27 ; 29 ; 35 ; 26 ; 38 ; 23 ; 37 ; 50</text:p><text:p text:style-name="P2"/><text:p text:style-name="P3">Calculer la consommation moyenne sur un mois pour cette famille.</text:p></draw:text-box></draw:frame><draw:frame draw:style-name="fr1" draw:name="Cadre2" text:anchor-type="paragraph" svg:x="9.691cm" svg:y="0.101cm" svg:width="9.4cm" svg:height="13.801cm" draw:z-index="1"><draw:text-box><text:p text:style-name="P2"><draw:frame draw:style-name="fr2" draw:name="images2" text:anchor-type="paragraph" svg:x="8.516cm" svg:y="0.064cm" svg:width="0.499cm" svg:height="0.681cm" draw:z-index="6"><draw:image xlink:href="Pictures/10000000000000500000006D261B31A2.png" xlink:type="simple" xlink:show="embed" xlink:actuate="onLoad"/></draw:frame>Niveau n°3 <text:s text:c="22"/>Exercice n°2</text:p><text:p text:style-name="P3"/><text:p text:style-name="P3"><draw:frame draw:style-name="fr3" draw:name="Objet1" text:anchor-type="paragraph" svg:x="4.417cm" svg:y="-0.191cm" svg:width="4.516cm" svg:height="4.533cm" draw:z-index="4"><draw:object xlink:href="./Object 1" xlink:type="simple" xlink:show="embed" xlink:actuate="onLoad"/><draw:image xlink:href="./ObjectReplacements/Object 1" xlink:type="simple" xlink:show="embed" xlink:actuate="onLoad"/></draw:frame>Ce tableau présente le nombre d'heures de cours suivies pendant un an par chaque élève de collège selon les pays</text:p><text:p text:style-name="P3"/><text:p text:style-name="P3">Calculer le nombre d'heures moyen de cours pour un élève de collège. 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67cm" fo:margin-bottom="0.808cm" fo:margin-left="0.847cm" fo:margin-right="0.94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12T19:54:55.33</dc:date>
    <meta:editing-duration>PT3H23M</meta:editing-duration>
    <meta:editing-cycles>12</meta:editing-cycles>
    <meta:generator>OpenOffice/4.1.3$Win32 OpenOffice.org_project/413m1$Build-9783</meta:generator>
    <dc:creator>guillaume morel</dc:creator>
    <meta:document-statistic meta:table-count="0" meta:image-count="4" meta:object-count="1" meta:page-count="1" meta:paragraph-count="16" meta:word-count="232" meta:character-count="116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number-columns-repeated="8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8"/>
          <table:table-cell table:style-name="ce2" office:value-type="string">
            <text:p>Allemagne</text:p>
          </table:table-cell>
          <table:table-cell table:style-name="ce2" office:value-type="float" office:value="915">
            <text:p>915</text:p>
          </table:table-cell>
        </table:table-row>
        <table:table-row table:style-name="ro1">
          <table:table-cell table:number-columns-repeated="8"/>
          <table:table-cell table:style-name="ce2" office:value-type="string">
            <text:p>Autriche</text:p>
          </table:table-cell>
          <table:table-cell table:style-name="ce2" office:value-type="float" office:value="920">
            <text:p>920</text:p>
          </table:table-cell>
        </table:table-row>
        <table:table-row table:style-name="ro1">
          <table:table-cell table:number-columns-repeated="8"/>
          <table:table-cell table:style-name="ce2" office:value-type="string">
            <text:p>Belgique</text:p>
          </table:table-cell>
          <table:table-cell table:style-name="ce2" office:value-type="float" office:value="933">
            <text:p>933</text:p>
          </table:table-cell>
        </table:table-row>
        <table:table-row table:style-name="ro1">
          <table:table-cell table:number-columns-repeated="8"/>
          <table:table-cell table:style-name="ce2" office:value-type="string">
            <text:p>Danemark</text:p>
          </table:table-cell>
          <table:table-cell table:style-name="ce2" office:value-type="float" office:value="1120">
            <text:p>1120</text:p>
          </table:table-cell>
        </table:table-row>
        <table:table-row table:style-name="ro1">
          <table:table-cell table:number-columns-repeated="8"/>
          <table:table-cell table:style-name="ce2" office:value-type="string">
            <text:p>Espagne</text:p>
          </table:table-cell>
          <table:table-cell table:style-name="ce2" office:value-type="float" office:value="1058">
            <text:p>1058</text:p>
          </table:table-cell>
        </table:table-row>
        <table:table-row table:style-name="ro1">
          <table:table-cell table:number-columns-repeated="8"/>
          <table:table-cell table:style-name="ce2" office:value-type="string">
            <text:p>France</text:p>
          </table:table-cell>
          <table:table-cell table:style-name="ce2" office:value-type="float" office:value="991">
            <text:p>991</text:p>
          </table:table-cell>
        </table:table-row>
        <table:table-row table:style-name="ro1">
          <table:table-cell table:number-columns-repeated="8"/>
          <table:table-cell table:style-name="ce2" office:value-type="string">
            <text:p>Irlande</text:p>
          </table:table-cell>
          <table:table-cell table:style-name="ce2" office:value-type="float" office:value="935">
            <text:p>935</text:p>
          </table:table-cell>
        </table:table-row>
        <table:table-row table:style-name="ro1">
          <table:table-cell table:number-columns-repeated="8"/>
          <table:table-cell table:style-name="ce2" office:value-type="string">
            <text:p>Italie</text:p>
          </table:table-cell>
          <table:table-cell table:style-name="ce2" office:value-type="float" office:value="941">
            <text:p>941</text:p>
          </table:table-cell>
        </table:table-row>
        <table:table-row table:style-name="ro1">
          <table:table-cell table:number-columns-repeated="8"/>
          <table:table-cell table:style-name="ce2" office:value-type="string">
            <text:p>Luxembourg</text:p>
          </table:table-cell>
          <table:table-cell table:style-name="ce2" office:value-type="float" office:value="845">
            <text:p>845</text:p>
          </table:table-cell>
        </table:table-row>
        <table:table-row table:style-name="ro1">
          <table:table-cell table:number-columns-repeated="8"/>
          <table:table-cell table:style-name="ce2" office:value-type="string">
            <text:p>Pays Bas</text:p>
          </table:table-cell>
          <table:table-cell table:style-name="ce2" office:value-type="float" office:value="1000">
            <text:p>1000</text:p>
          </table:table-cell>
        </table:table-row>
        <table:table-row table:style-name="ro1" table:number-rows-repeated="1048561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4">24/04/2019</text:date>, <text:time>23:1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